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0.353cm"/>
    </style:style>
    <style:style style:name="co24" style:family="table-column">
      <style:table-column-properties fo:break-before="auto" style:column-width="2.057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2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584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10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6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number-columns-repeated="2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1" table:number-columns-repeated="3" table:default-cell-style-name="ce20"/>
        <table:table-column table:style-name="co23" table:default-cell-style-name="ce20"/>
        <table:table-column table:style-name="co21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6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11"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4" table:default-cell-style-name="ce20"/>
        <table:table-column table:style-name="co11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8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1" table:number-columns-repeated="984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6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5" table:number-columns-repeated="2"/>
          <table:table-cell table:style-name="ce22"/>
          <table:table-cell table:style-name="ce4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8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8" table:default-cell-style-name="ce20"/>
        <table:table-column table:style-name="co30" table:default-cell-style-name="ce20"/>
        <table:table-column table:style-name="co57" table:default-cell-style-name="ce20"/>
        <table:table-column table:style-name="co36" table:default-cell-style-name="ce20"/>
        <table:table-column table:style-name="co27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8" table:default-cell-style-name="ce20"/>
        <table:table-column table:style-name="co61" table:default-cell-style-name="ce20"/>
        <table:table-column table:style-name="co28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1" table:number-columns-repeated="976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8" table:default-cell-style-name="ce20"/>
        <table:table-column table:style-name="co73" table:default-cell-style-name="ce20"/>
        <table:table-column table:style-name="co81" table:default-cell-style-name="ce20"/>
        <table:table-column table:style-name="co27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1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1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1" table:number-columns-repeated="1020" table:default-cell-style-name="ce20"/>
        <table:table-row table:style-name="ro5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 style:data-style-name="N2" text:time-value="14:01:50.5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5T14:03:43.218000000</dc:date>
    <meta:editing-duration>P9DT3H35M2S</meta:editing-duration>
    <meta:editing-cycles>4012</meta:editing-cycles>
    <meta:document-statistic meta:table-count="6" meta:cell-count="11088" meta:object-count="0"/>
    <meta:user-defined meta:name="qrichtext">1</meta:user-defined>
  </office:meta>
</office:document-meta>
</file>